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5" style:family="paragraph" style:parent-style-name="Standard">
      <style:text-properties fo:font-weight="bold" officeooo:rsid="0b544eed" officeooo:paragraph-rsid="0d98c54d" style:font-weight-asian="bold" style:font-weight-complex="bold"/>
    </style:style>
    <style:style style:name="P6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7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8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9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10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1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16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34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37" style:family="paragraph" style:parent-style-name="Standard">
      <style:text-properties style:font-name="Sans-serif" officeooo:paragraph-rsid="0ba2cc3c"/>
    </style:style>
    <style:style style:name="P38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40" style:family="paragraph" style:parent-style-name="Standard">
      <style:text-properties officeooo:rsid="0b30f79e" officeooo:paragraph-rsid="0b30f79e"/>
    </style:style>
    <style:style style:name="P41" style:family="paragraph" style:parent-style-name="Standard">
      <style:text-properties officeooo:paragraph-rsid="0b6590ba"/>
    </style:style>
    <style:style style:name="P42" style:family="paragraph" style:parent-style-name="Standard">
      <style:text-properties style:text-underline-style="none" fo:font-weight="bold" officeooo:rsid="0e4a1636" officeooo:paragraph-rsid="0e9185dc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97a15a6" officeooo:paragraph-rsid="0e36b6aa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50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51" style:family="paragraph" style:parent-style-name="Standard">
      <style:text-properties fo:font-weight="normal" officeooo:rsid="0b43f044" officeooo:paragraph-rsid="0b43db55" style:font-weight-asian="normal" style:font-weight-complex="normal"/>
    </style:style>
    <style:style style:name="P52" style:family="paragraph" style:parent-style-name="Standard">
      <style:text-properties fo:font-weight="normal" officeooo:rsid="0b63a8f9" officeooo:paragraph-rsid="0b63a8f9" style:font-weight-asian="normal" style:font-weight-complex="normal"/>
    </style:style>
    <style:style style:name="P53" style:family="paragraph" style:parent-style-name="Standard">
      <style:text-properties fo:font-weight="normal" officeooo:rsid="0dd83591" officeooo:paragraph-rsid="0dd5bb57" style:font-weight-asian="normal" style:font-weight-complex="normal"/>
    </style:style>
    <style:style style:name="P54" style:family="paragraph" style:parent-style-name="Standard">
      <style:text-properties fo:font-weight="normal" officeooo:rsid="0a6221d7" officeooo:paragraph-rsid="0a54af44" style:font-weight-asian="normal" style:font-weight-complex="normal"/>
    </style:style>
    <style:style style:name="P55" style:family="paragraph" style:parent-style-name="Standard">
      <style:text-properties style:font-name="Sans-serif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fb857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b33d1a9" officeooo:paragraph-rsid="0b33d1a9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3708ab" officeooo:paragraph-rsid="0d2bef55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cb3091" officeooo:paragraph-rsid="0dcb3091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text-properties style:font-name="Sans-serif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text-properties style:font-name="Sans-serif" fo:font-size="9pt" fo:font-style="normal" fo:font-weight="normal" officeooo:rsid="0bcf9c69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7113b38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text-properties style:font-name="Sans-serif" fo:font-size="9pt" fo:font-style="normal" fo:font-weight="normal" officeooo:rsid="0d897171" officeooo:paragraph-rsid="0c3f6cf8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text-properties style:font-name="Sans-serif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text-properties style:font-name="Sans-serif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text-properties style:font-name="Sans-serif" fo:font-size="9pt" fo:font-style="normal" fo:font-weight="bold" officeooo:rsid="09640913" officeooo:paragraph-rsid="0b295c8d" style:font-size-asian="9pt" style:font-style-asian="normal" style:font-weight-asian="bold" style:font-size-complex="9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Sans-serif" fo:font-size="9pt" fo:font-style="normal" fo:font-weight="bold" officeooo:rsid="0716bceb" officeooo:paragraph-rsid="0b3ed9b1" style:font-size-asian="9pt" style:font-style-asian="normal" style:font-weight-asian="bold" style:font-size-complex="9pt" style:font-style-complex="normal" style:font-weight-complex="bold"/>
    </style:style>
    <style:style style:name="P69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text-properties style:font-name="Sans-serif" fo:font-size="9pt" fo:font-style="normal" style:text-underline-style="none" fo:font-weight="normal" officeooo:rsid="0e49a330" officeooo:paragraph-rsid="0e47031d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text-properties style:font-name="Sans-serif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a6221d7" officeooo:paragraph-rsid="0d98c54d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ec90f55" style:font-size-asian="9pt" style:font-weight-asian="bold" style:font-size-complex="9pt" style:font-weight-complex="bold"/>
    </style:style>
    <style:style style:name="P7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Sans-serif" fo:font-weight="bold" officeooo:rsid="09670ddb" officeooo:paragraph-rsid="0ec67fe1" style:font-weight-asian="bold" style:font-weight-complex="bold"/>
    </style:style>
    <style:style style:name="P76" style:family="paragraph" style:parent-style-name="Standard">
      <style:text-properties style:font-name="Sans-serif" fo:font-weight="bold" officeooo:rsid="09670ddb" officeooo:paragraph-rsid="0ec8093c" style:font-weight-asian="bold" style:font-weight-complex="bold"/>
    </style:style>
    <style:style style:name="P77" style:family="paragraph" style:parent-style-name="Standard">
      <style:text-properties style:font-name="Sans-serif" officeooo:paragraph-rsid="0ec90f55"/>
    </style:style>
    <style:style style:name="P78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f248f3d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b56ffad" officeooo:paragraph-rsid="0b544eed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b5c18f3" officeooo:paragraph-rsid="0b5c18f3" style:font-weight-asian="normal" style:font-weight-complex="normal"/>
    </style:style>
    <style:style style:name="P82" style:family="paragraph" style:parent-style-name="Standard">
      <style:text-properties style:text-underline-style="none" fo:font-weight="bold" officeooo:rsid="0e4a1636" officeooo:paragraph-rsid="0eca771b" style:font-weight-asian="bold" style:font-weight-complex="bold"/>
    </style:style>
    <style:style style:name="P83" style:family="paragraph" style:parent-style-name="Standard">
      <style:text-properties fo:font-weight="bold" officeooo:rsid="0960aa55" officeooo:paragraph-rsid="0ec624ab" style:font-weight-asian="bold" style:font-weight-complex="bold"/>
    </style:style>
    <style:style style:name="P84" style:family="paragraph" style:parent-style-name="Standard">
      <style:text-properties fo:font-weight="bold" officeooo:rsid="097a15a6" officeooo:paragraph-rsid="0ed90e78" style:font-weight-asian="bold" style:font-weight-complex="bold"/>
    </style:style>
    <style:style style:name="P85" style:family="paragraph" style:parent-style-name="Standard">
      <style:text-properties fo:font-weight="bold" officeooo:rsid="0b8ddee7" officeooo:paragraph-rsid="0ec90f55" style:font-weight-asian="bold" style:font-weight-complex="bold"/>
    </style:style>
    <style:style style:name="P86" style:family="paragraph" style:parent-style-name="Standard">
      <style:text-properties fo:font-weight="bold" officeooo:rsid="0a525c8e" officeooo:paragraph-rsid="0ecb2f5f" style:font-weight-asian="bold" style:font-weight-complex="bold"/>
    </style:style>
    <style:style style:name="P87" style:family="paragraph" style:parent-style-name="Standard">
      <style:text-properties fo:font-weight="bold" officeooo:rsid="0b544eed" officeooo:paragraph-rsid="0ecccc2e" style:font-weight-asian="bold" style:font-weight-complex="bold"/>
    </style:style>
    <style:style style:name="P88" style:family="paragraph" style:parent-style-name="Standard">
      <style:text-properties fo:font-weight="bold" officeooo:rsid="0a54af44" officeooo:paragraph-rsid="0ed163fd" style:font-weight-asian="bold" style:font-weight-complex="bold"/>
    </style:style>
    <style:style style:name="P89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90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9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9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9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9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9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9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9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Sans-serif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9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10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10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102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103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c90f55" style:font-weight-asian="bold" style:font-weight-complex="bold"/>
    </style:style>
    <style:style style:name="P104" style:family="paragraph" style:parent-style-name="Standard">
      <style:paragraph-properties fo:break-before="column"/>
      <style:text-properties fo:font-weight="bold" officeooo:rsid="097a15a6" officeooo:paragraph-rsid="0ed87ead" style:font-weight-asian="bold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d632c" style:font-weight-asian="bold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e2a73" style:font-weight-asian="bold" style:font-weight-complex="bold"/>
    </style:style>
    <style:style style:name="P107" style:family="paragraph" style:parent-style-name="Heading_20_1">
      <style:text-properties officeooo:paragraph-rsid="0cf126e4"/>
    </style:style>
    <style:style style:name="P10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97a15a6" style:font-style-asian="italic" style:font-style-complex="italic"/>
    </style:style>
    <style:style style:name="T94" style:family="text">
      <style:text-properties fo:font-style="italic" officeooo:rsid="0b8ddee7" style:font-style-asian="italic" style:font-style-complex="italic"/>
    </style:style>
    <style:style style:name="T95" style:family="text">
      <style:text-properties fo:font-style="italic" officeooo:rsid="0716bceb" style:font-style-asian="italic" style:font-style-complex="italic"/>
    </style:style>
    <style:style style:name="T96" style:family="text">
      <style:text-properties fo:font-style="italic" officeooo:rsid="09204535" style:font-style-asian="italic" style:font-style-complex="italic"/>
    </style:style>
    <style:style style:name="T97" style:family="text">
      <style:text-properties fo:font-style="italic" officeooo:rsid="083c8ada" style:font-style-asian="italic" style:font-style-complex="italic"/>
    </style:style>
    <style:style style:name="T98" style:family="text">
      <style:text-properties fo:font-style="italic" officeooo:rsid="0ce6ed8d" style:font-style-asian="italic" style:font-style-complex="italic"/>
    </style:style>
    <style:style style:name="T99" style:family="text">
      <style:text-properties fo:font-style="italic" officeooo:rsid="08388490" style:font-style-asian="italic" style:font-style-complex="italic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716bceb" style:font-style-asian="normal" style:font-style-complex="normal"/>
    </style:style>
    <style:style style:name="T102" style:family="text">
      <style:text-properties fo:font-style="normal" officeooo:rsid="0b3d8491" style:font-style-asian="normal" style:font-style-complex="normal"/>
    </style:style>
    <style:style style:name="T103" style:family="text">
      <style:text-properties fo:font-style="normal" officeooo:rsid="071c4ff5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officeooo:rsid="0c5924ef" style:font-style-asian="normal" style:font-style-complex="normal"/>
    </style:style>
    <style:style style:name="T145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6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48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9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50" style:family="text">
      <style:text-properties style:font-name="Sans-serif" fo:font-size="9pt" fo:font-style="italic" style:text-underline-style="none" officeooo:rsid="0c4c2717" style:font-size-asian="9pt" style:font-style-asian="italic" style:font-size-complex="9pt" style:font-style-complex="italic"/>
    </style:style>
    <style:style style:name="T151" style:family="text">
      <style:text-properties style:font-name="Sans-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2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Sans-serif"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Sans-serif" fo:font-size="9pt" fo:font-style="normal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Sans-serif"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98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199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200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201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202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203" style:family="text">
      <style:text-properties style:font-name="Sans-serif" fo:font-size="9pt" fo:font-style="normal" officeooo:rsid="06f66ded" style:font-size-asian="9pt" style:font-style-asian="normal" style:font-size-complex="9pt" style:font-style-complex="normal"/>
    </style:style>
    <style:style style:name="T204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Sans-serif"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Sans-serif"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Sans-serif"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style:font-name="Sans-serif"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21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23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24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25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26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36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37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38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39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40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41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42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43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44" style:family="text">
      <style:text-properties style:font-name="Sans-serif" fo:font-size="9pt" officeooo:rsid="06f66ded" style:font-size-asian="9pt" style:font-size-complex="9pt"/>
    </style:style>
    <style:style style:name="T245" style:family="text">
      <style:text-properties style:font-name="Sans-serif" fo:font-weight="normal" style:font-weight-asian="normal" style:font-weight-complex="normal"/>
    </style:style>
    <style:style style:name="T246" style:family="text">
      <style:text-properties style:font-name="Sans-serif" fo:font-weight="normal" officeooo:rsid="0e2ab47c" style:font-weight-asian="normal" style:font-weight-complex="normal"/>
    </style:style>
    <style:style style:name="T247" style:family="text">
      <style:text-properties style:font-name="Sans-serif" fo:font-weight="normal" officeooo:rsid="0f1b8d80" style:font-weight-asian="normal" style:font-weight-complex="normal"/>
    </style:style>
    <style:style style:name="T248" style:family="text">
      <style:text-properties style:font-name="Sans-serif" fo:font-weight="normal" officeooo:rsid="0f1f655b" style:font-weight-asian="normal" style:font-weight-complex="normal"/>
    </style:style>
    <style:style style:name="T249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0" style:family="text">
      <style:text-properties style:font-name="Sans-serif" style:text-underline-style="none" fo:font-weight="normal" officeooo:rsid="0b333eeb" style:font-weight-asian="normal" style:font-weight-complex="normal"/>
    </style:style>
    <style:style style:name="T251" style:family="text">
      <style:text-properties style:font-name="Sans-serif" style:text-underline-style="none" fo:font-weight="normal" officeooo:rsid="0f0eb6c9" style:font-weight-asian="normal" style:font-weight-complex="normal"/>
    </style:style>
    <style:style style:name="T252" style:family="text">
      <style:text-properties style:font-name="Sans-serif" style:text-underline-style="none" fo:font-weight="normal" officeooo:rsid="0f0c56b4" style:font-weight-asian="normal" style:font-weight-complex="normal"/>
    </style:style>
    <style:style style:name="T253" style:family="text">
      <style:text-properties style:font-name="Sans-serif" style:text-underline-style="none" fo:font-weight="normal" officeooo:rsid="0f21063c" style:font-weight-asian="normal" style:font-weight-complex="normal"/>
    </style:style>
    <style:style style:name="T254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69" style:family="text">
      <style:text-properties fo:font-size="9pt" style:font-size-asian="9pt" style:font-size-complex="9pt"/>
    </style:style>
    <style:style style:name="T270" style:family="text">
      <style:text-properties fo:font-size="9pt" officeooo:rsid="0716bceb" style:font-size-asian="9pt" style:font-size-complex="9pt"/>
    </style:style>
    <style:style style:name="T271" style:family="text">
      <style:text-properties fo:font-size="9pt" officeooo:rsid="071b3c17" style:font-size-asian="9pt" style:font-size-complex="9pt"/>
    </style:style>
    <style:style style:name="T272" style:family="text">
      <style:text-properties fo:font-size="9pt" officeooo:rsid="071c4ff5" style:font-size-asian="9pt" style:font-size-complex="9pt"/>
    </style:style>
    <style:style style:name="T273" style:family="text">
      <style:text-properties fo:font-size="9pt" officeooo:rsid="082e99d0" style:font-size-asian="9pt" style:font-size-complex="9pt"/>
    </style:style>
    <style:style style:name="T274" style:family="text">
      <style:text-properties fo:font-size="9pt" officeooo:rsid="0b49f672" style:font-size-asian="9pt" style:font-size-complex="9pt"/>
    </style:style>
    <style:style style:name="T275" style:family="text">
      <style:text-properties fo:font-size="9pt" officeooo:rsid="0b4a29b0" style:font-size-asian="9pt" style:font-size-complex="9pt"/>
    </style:style>
    <style:style style:name="T276" style:family="text">
      <style:text-properties fo:font-size="9pt" officeooo:rsid="0b4b9307" style:font-size-asian="9pt" style:font-size-complex="9pt"/>
    </style:style>
    <style:style style:name="T277" style:family="text">
      <style:text-properties fo:font-size="9pt" officeooo:rsid="0bc7b627" style:font-size-asian="9pt" style:font-size-complex="9pt"/>
    </style:style>
    <style:style style:name="T278" style:family="text">
      <style:text-properties fo:font-size="9pt" officeooo:rsid="0c1c85fc" style:font-size-asian="9pt" style:font-size-complex="9pt"/>
    </style:style>
    <style:style style:name="T279" style:family="text">
      <style:text-properties fo:font-size="9pt" officeooo:rsid="0c1e2077" style:font-size-asian="9pt" style:font-size-complex="9pt"/>
    </style:style>
    <style:style style:name="T280" style:family="text">
      <style:text-properties fo:font-size="9pt" officeooo:rsid="0c204544" style:font-size-asian="9pt" style:font-size-complex="9pt"/>
    </style:style>
    <style:style style:name="T281" style:family="text">
      <style:text-properties fo:font-size="9pt" officeooo:rsid="0c2f6408" style:font-size-asian="9pt" style:font-size-complex="9pt"/>
    </style:style>
    <style:style style:name="T282" style:family="text">
      <style:text-properties fo:font-size="9pt" officeooo:rsid="0c8ed370" style:font-size-asian="9pt" style:font-size-complex="9pt"/>
    </style:style>
    <style:style style:name="T283" style:family="text">
      <style:text-properties fo:font-size="9pt" officeooo:rsid="0c922193" style:font-size-asian="9pt" style:font-size-complex="9pt"/>
    </style:style>
    <style:style style:name="T284" style:family="text">
      <style:text-properties fo:font-size="9pt" officeooo:rsid="0c96c4d2" style:font-size-asian="9pt" style:font-size-complex="9pt"/>
    </style:style>
    <style:style style:name="T285" style:family="text">
      <style:text-properties fo:font-size="9pt" officeooo:rsid="0d35e816" style:font-size-asian="9pt" style:font-size-complex="9pt"/>
    </style:style>
    <style:style style:name="T286" style:family="text">
      <style:text-properties fo:font-size="9pt" officeooo:rsid="0d7023ee" style:font-size-asian="9pt" style:font-size-complex="9pt"/>
    </style:style>
    <style:style style:name="T287" style:family="text">
      <style:text-properties fo:font-size="9pt" officeooo:rsid="0dcd2eca" style:font-size-asian="9pt" style:font-size-complex="9pt"/>
    </style:style>
    <style:style style:name="T288" style:family="text">
      <style:text-properties fo:font-size="9pt" officeooo:rsid="0dd22b58" style:font-size-asian="9pt" style:font-size-complex="9pt"/>
    </style:style>
    <style:style style:name="T289" style:family="text">
      <style:text-properties fo:font-size="9pt" officeooo:rsid="0ee933e9" style:font-size-asian="9pt" style:font-size-complex="9pt"/>
    </style:style>
    <style:style style:name="T290" style:family="text">
      <style:text-properties fo:font-size="9pt" officeooo:rsid="0eea3487" style:font-size-asian="9pt" style:font-size-complex="9pt"/>
    </style:style>
    <style:style style:name="T291" style:family="text">
      <style:text-properties fo:font-size="9pt" officeooo:rsid="0f219d1e" style:font-size-asian="9pt" style:font-size-complex="9pt"/>
    </style:style>
    <style:style style:name="T292" style:family="text">
      <style:text-properties fo:font-size="9pt" officeooo:rsid="0f248f3d" style:font-size-asian="9pt" style:font-size-complex="9pt"/>
    </style:style>
    <style:style style:name="T293" style:family="text">
      <style:text-properties fo:font-size="9pt" officeooo:rsid="0f263a52" style:font-size-asian="9pt" style:font-size-complex="9pt"/>
    </style:style>
    <style:style style:name="T294" style:family="text">
      <style:text-properties fo:font-size="9pt" officeooo:rsid="0f282500" style:font-size-asian="9pt" style:font-size-complex="9pt"/>
    </style:style>
    <style:style style:name="T295" style:family="text">
      <style:text-properties fo:font-size="9pt" officeooo:rsid="0f29bbc1" style:font-size-asian="9pt" style:font-size-complex="9pt"/>
    </style:style>
    <style:style style:name="T296" style:family="text">
      <style:text-properties fo:font-size="9pt" officeooo:rsid="0f2aba3c" style:font-size-asian="9pt" style:font-size-complex="9pt"/>
    </style:style>
    <style:style style:name="T29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style:font-size-asian="9pt" style:font-style-asian="normal" style:font-size-complex="9pt" style:font-style-complex="normal"/>
    </style:style>
    <style:style style:name="T364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65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72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73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74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75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76" style:family="text">
      <style:text-properties fo:font-size="9pt" fo:font-weight="bold" style:font-size-asian="9pt" style:font-weight-asian="bold" style:font-size-complex="9pt" style:font-weight-complex="bold"/>
    </style:style>
    <style:style style:name="T377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78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79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0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8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87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88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89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90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1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2" style:family="text">
      <style:text-properties officeooo:rsid="0716bceb"/>
    </style:style>
    <style:style style:name="T393" style:family="text">
      <style:text-properties officeooo:rsid="08388490"/>
    </style:style>
    <style:style style:name="T394" style:family="text">
      <style:text-properties officeooo:rsid="09fc0454"/>
    </style:style>
    <style:style style:name="T395" style:family="text">
      <style:text-properties style:text-underline-style="none" fo:font-weight="normal" style:font-weight-asian="normal" style:font-weight-complex="normal"/>
    </style:style>
    <style:style style:name="T396" style:family="text">
      <style:text-properties style:text-underline-style="none" fo:font-weight="normal" officeooo:rsid="0b566c66" style:font-weight-asian="normal" style:font-weight-complex="normal"/>
    </style:style>
    <style:style style:name="T397" style:family="text">
      <style:text-properties style:text-underline-style="none" fo:font-weight="normal" officeooo:rsid="0b56a798" style:font-weight-asian="normal" style:font-weight-complex="normal"/>
    </style:style>
    <style:style style:name="T398" style:family="text">
      <style:text-properties style:text-underline-style="none" fo:font-weight="normal" officeooo:rsid="0b56ffad" style:font-weight-asian="normal" style:font-weight-complex="normal"/>
    </style:style>
    <style:style style:name="T399" style:family="text">
      <style:text-properties style:text-underline-style="none" fo:font-weight="normal" officeooo:rsid="0b5ae17c" style:font-weight-asian="normal" style:font-weight-complex="normal"/>
    </style:style>
    <style:style style:name="T400" style:family="text">
      <style:text-properties style:text-underline-style="none" fo:font-weight="normal" officeooo:rsid="0b5b43a8" style:font-weight-asian="normal" style:font-weight-complex="normal"/>
    </style:style>
    <style:style style:name="T401" style:family="text">
      <style:text-properties style:text-underline-style="none" fo:font-weight="normal" officeooo:rsid="0b5d4797" style:font-weight-asian="normal" style:font-weight-complex="normal"/>
    </style:style>
    <style:style style:name="T402" style:family="text">
      <style:text-properties style:text-underline-style="none" fo:font-weight="normal" officeooo:rsid="0b6073ba" style:font-weight-asian="normal" style:font-weight-complex="normal"/>
    </style:style>
    <style:style style:name="T403" style:family="text">
      <style:text-properties style:text-underline-style="none" fo:font-weight="normal" officeooo:rsid="0b61dc80" style:font-weight-asian="normal" style:font-weight-complex="normal"/>
    </style:style>
    <style:style style:name="T404" style:family="text">
      <style:text-properties style:text-underline-style="none" fo:font-weight="normal" officeooo:rsid="0b69438f" style:font-weight-asian="normal" style:font-weight-complex="normal"/>
    </style:style>
    <style:style style:name="T405" style:family="text">
      <style:text-properties style:text-underline-style="none" fo:font-weight="normal" officeooo:rsid="0b69ea75" style:font-weight-asian="normal" style:font-weight-complex="normal"/>
    </style:style>
    <style:style style:name="T406" style:family="text">
      <style:text-properties style:text-underline-style="none" fo:font-weight="normal" officeooo:rsid="0b6d0886" style:font-weight-asian="normal" style:font-weight-complex="normal"/>
    </style:style>
    <style:style style:name="T407" style:family="text">
      <style:text-properties style:text-underline-style="none" fo:font-weight="normal" officeooo:rsid="0b81b1cf" style:font-weight-asian="normal" style:font-weight-complex="normal"/>
    </style:style>
    <style:style style:name="T408" style:family="text">
      <style:text-properties style:text-underline-style="none" fo:font-weight="normal" officeooo:rsid="0b86463d" style:font-weight-asian="normal" style:font-weight-complex="normal"/>
    </style:style>
    <style:style style:name="T409" style:family="text">
      <style:text-properties style:text-underline-style="none" fo:font-weight="normal" officeooo:rsid="0b8ab976" style:font-weight-asian="normal" style:font-weight-complex="normal"/>
    </style:style>
    <style:style style:name="T410" style:family="text">
      <style:text-properties style:text-underline-style="none" fo:font-weight="normal" officeooo:rsid="0b8c78ef" style:font-weight-asian="normal" style:font-weight-complex="normal"/>
    </style:style>
    <style:style style:name="T411" style:family="text">
      <style:text-properties style:text-underline-style="none" fo:font-weight="normal" officeooo:rsid="0c5924ef" style:font-weight-asian="normal" style:font-weight-complex="normal"/>
    </style:style>
    <style:style style:name="T412" style:family="text">
      <style:text-properties style:text-underline-style="none" fo:font-weight="normal" officeooo:rsid="0c65a08e" style:font-weight-asian="normal" style:font-weight-complex="normal"/>
    </style:style>
    <style:style style:name="T413" style:family="text">
      <style:text-properties style:text-underline-style="none" fo:font-weight="normal" officeooo:rsid="0c67322e" style:font-weight-asian="normal" style:font-weight-complex="normal"/>
    </style:style>
    <style:style style:name="T414" style:family="text">
      <style:text-properties style:text-underline-style="none" fo:font-weight="normal" officeooo:rsid="0da53b82" style:font-weight-asian="normal" style:font-weight-complex="normal"/>
    </style:style>
    <style:style style:name="T415" style:family="text">
      <style:text-properties style:text-underline-style="none" fo:font-weight="normal" officeooo:rsid="0da86884" style:font-weight-asian="normal" style:font-weight-complex="normal"/>
    </style:style>
    <style:style style:name="T416" style:family="text">
      <style:text-properties style:text-underline-style="none" fo:font-weight="normal" officeooo:rsid="0daa2847" style:font-weight-asian="normal" style:font-weight-complex="normal"/>
    </style:style>
    <style:style style:name="T417" style:family="text">
      <style:text-properties style:text-underline-style="none" fo:font-weight="normal" officeooo:rsid="0daa4576" style:font-weight-asian="normal" style:font-weight-complex="normal"/>
    </style:style>
    <style:style style:name="T418" style:family="text">
      <style:text-properties style:text-underline-style="none" fo:font-weight="normal" officeooo:rsid="0dad4e6d" style:font-weight-asian="normal" style:font-weight-complex="normal"/>
    </style:style>
    <style:style style:name="T419" style:family="text">
      <style:text-properties style:text-underline-style="none" fo:font-weight="normal" officeooo:rsid="0daf2072" style:font-weight-asian="normal" style:font-weight-complex="normal"/>
    </style:style>
    <style:style style:name="T420" style:family="text">
      <style:text-properties style:text-underline-style="none" fo:font-weight="normal" officeooo:rsid="0db0f4c8" style:font-weight-asian="normal" style:font-weight-complex="normal"/>
    </style:style>
    <style:style style:name="T421" style:family="text">
      <style:text-properties style:text-underline-style="none" fo:font-weight="normal" officeooo:rsid="0db17989" style:font-weight-asian="normal" style:font-weight-complex="normal"/>
    </style:style>
    <style:style style:name="T422" style:family="text">
      <style:text-properties style:text-underline-style="none" fo:font-weight="normal" officeooo:rsid="0db3b9db" style:font-weight-asian="normal" style:font-weight-complex="normal"/>
    </style:style>
    <style:style style:name="T423" style:family="text">
      <style:text-properties style:text-underline-style="none" fo:font-weight="normal" officeooo:rsid="0db54d3a" style:font-weight-asian="normal" style:font-weight-complex="normal"/>
    </style:style>
    <style:style style:name="T424" style:family="text">
      <style:text-properties style:text-underline-style="none" fo:font-weight="normal" officeooo:rsid="0ea25c6b" style:font-weight-asian="normal" style:font-weight-complex="normal"/>
    </style:style>
    <style:style style:name="T425" style:family="text">
      <style:text-properties style:text-underline-style="none" fo:font-weight="normal" officeooo:rsid="0f1665fb" style:font-weight-asian="normal" style:font-weight-complex="normal"/>
    </style:style>
    <style:style style:name="T426" style:family="text">
      <style:text-properties style:text-underline-style="none" fo:font-weight="normal" officeooo:rsid="0f184456" style:font-weight-asian="normal" style:font-weight-complex="normal"/>
    </style:style>
    <style:style style:name="T427" style:family="text">
      <style:text-properties style:text-underline-style="none" fo:font-weight="normal" officeooo:rsid="0f19be6c" style:font-weight-asian="normal" style:font-weight-complex="normal"/>
    </style:style>
    <style:style style:name="T428" style:family="text">
      <style:text-properties style:text-underline-style="none" fo:font-weight="normal" officeooo:rsid="0f2d60ea" style:font-weight-asian="normal" style:font-weight-complex="normal"/>
    </style:style>
    <style:style style:name="T429" style:family="text">
      <style:text-properties officeooo:rsid="0b8ddee7"/>
    </style:style>
    <style:style style:name="T430" style:family="text">
      <style:text-properties officeooo:rsid="0d09e420"/>
    </style:style>
    <style:style style:name="T431" style:family="text">
      <style:text-properties officeooo:rsid="0dd83591"/>
    </style:style>
    <style:style style:name="T432" style:family="text">
      <style:text-properties officeooo:rsid="0eec9b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245">You’re a PC. </text:span><text:span text:style-name="T246">This playbook </text:span><text:span text:style-name="T247">has</text:span><text:span text:style-name="T246"> what you need to define yourself and drive the story. </text:span><text:span text:style-name="T248">Look it over. </text:span><text:span text:style-name="T250">T</text:span><text:span text:style-name="T252">he last two pages </text:span><text:span text:style-name="T251">cover </text:span><text:span text:style-name="T253">rules, but take a look around first.</text:span></text:p>
      <text:h text:style-name="Heading_20_1" text:outline-level="1">Resources</text:h>
      <text:p text:style-name="P89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87">⌞</text:span><text:span text:style-name="T90">Think for the camera</text:span><text:span text:style-name="T87">⌝</text:span><text:span text:style-name="T21">. </text:span><text:span text:style-name="T22">You can change or refine this as you play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"/>
      <text:p text:style-name="P7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52"/>
      <text:p text:style-name="P55">1.</text:p>
      <text:p text:style-name="P55"/>
      <text:p text:style-name="P41"><text:span text:style-name="T164">2</text:span><text:span text:style-name="T163">.</text:span></text:p>
      <text:p text:style-name="P2"/>
      <text:p text:style-name="P8"><text:span text:style-name="T431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6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47">could</text:span><text:span text:style-name="T425"> do </text:span><text:span text:style-name="T426">in your </text:span><text:span text:style-name="T427">world</text:span><text:span text:style-name="T425">, but </text:span><text:span text:style-name="T428">most </text:span><text:span text:style-name="T425">don’t know how.</text:span></text:p>
      <text:p text:style-name="P53"/>
      <text:p text:style-name="P53"/>
      <text:p text:style-name="P83"><text:span text:style-name="T394">Health</text:span> ►<text:span text:style-name="T4"> </text:span><text:span text:style-name="T8">Health </text:span><text:span text:style-name="T9">abstractly </text:span><text:span text:style-name="T104">represents </text:span><text:span text:style-name="T107">the integrity and functionality </text:span><text:span text:style-name="T112">o</text:span><text:span text:style-name="T107">f your body, </text:span><text:span text:style-name="T111">mind, </text:span><text:span text:style-name="T113">and spirit</text:span><text:span text:style-name="T104">. </text:span><text:span text:style-name="T4">When you’re weakened or injured, you </text:span><text:span text:style-name="T194">⌞</text:span><text:span text:style-name="T87">take harm⌝</text:span><text:span text:style-name="T104">, </text:span><text:span text:style-name="T110">which might cause you to lose health</text:span><text:span text:style-name="T104">. </text:span><text:span text:style-name="T106"><text:s/></text:span><text:span text:style-name="T108">W</text:span><text:span text:style-name="T104">hen you </text:span><text:span text:style-name="T108">erase</text:span><text:span text:style-name="T104"> your last </text:span><text:span text:style-name="T109">health</text:span><text:span text:style-name="T104">, </text:span><text:span text:style-name="T194">⌞</text:span><text:span text:style-name="T87">you die⌝</text:span><text:span text:style-name="T104">.</text:span></text:p>
      <text:p text:style-name="P38"/>
      <text:p text:style-name="P16"><text:span text:style-name="T299">● </text:span><text:span text:style-name="T301">1. </text:span><text:span text:style-name="T300">▢ ▢ ▢ <text:s/></text:span><text:span text:style-name="T302">(Human)</text:span></text:p>
      <text:p text:style-name="P10"><text:span text:style-name="T299">△ </text:span><text:span text:style-name="T302">2. </text:span><text:span text:style-name="T300">▢ ▢ ▢ <text:s/></text:span><text:span text:style-name="T302">(Superhuman)</text:span></text:p>
      <text:p text:style-name="P11"><text:span text:style-name="T299">△ </text:span><text:span text:style-name="T303">3</text:span><text:span text:style-name="T302">. </text:span><text:span text:style-name="T300">▢ ▢ ▢ <text:s/></text:span><text:span text:style-name="T302">(</text:span><text:span text:style-name="T303">Boss-tier</text:span><text:span text:style-name="T302">)</text:span></text:p>
      <text:p text:style-name="P30"/>
      <text:p text:style-name="P75"><text:span text:style-name="T364">R</text:span><text:span text:style-name="T363">esist </text:span><text:span text:style-name="T300">▢ ▢ </text:span><text:span text:style-name="T363">► </text:span><text:span text:style-name="T297">When you </text:span><text:span text:style-name="T304">make a roll and </text:span><text:span text:style-name="T297">don’t like the complications the GM </text:span><text:span text:style-name="T304">describes</text:span><text:span text:style-name="T298">, </text:span><text:span text:style-name="T297">you can </text:span><text:span text:style-name="T360">⌞</text:span><text:span text:style-name="T386">resist consequences</text:span><text:span text:style-name="T300">⌝</text:span><text:span text:style-name="T297">.</text:span></text:p>
      <text:p text:style-name="P67"/>
      <text:p text:style-name="P76"><text:span text:style-name="T367">XP</text:span><text:span text:style-name="T197"> </text:span><text:span text:style-name="T162">▢ ▢ ▢ </text:span><text:span text:style-name="T300">▢ ▢ ▢ ▢ ▢ </text:span><text:span text:style-name="T368">►</text:span><text:span text:style-name="T300"> </text:span><text:span text:style-name="T308">You get XP </text:span><text:span text:style-name="T352">mostly for good </text:span><text:span text:style-name="T355">storytelling</text:span><text:span text:style-name="T352">.</text:span><text:span text:style-name="T308"> </text:span><text:span text:style-name="T307">When you fill your last XP, </text:span><text:span text:style-name="T360">⌞</text:span><text:span text:style-name="T387">level up⌝</text:span><text:span text:style-name="T353">.</text:span></text:p>
      <text:h text:style-name="Heading_20_1" text:outline-level="1">Aptitudes</text:h>
      <text:p text:style-name="P78"><text:span text:style-name="T269">These are </text:span><text:span text:style-name="T274">exciting </text:span><text:span text:style-name="T276">things</text:span><text:span text:style-name="T275"> </text:span><text:span text:style-name="T269">that </text:span><text:span text:style-name="T273">many</text:span><text:span text:style-name="T269"> could </text:span><text:span text:style-name="T291">get good at. </text:span><text:span text:style-name="T292">They broadly cover most things, but no list can be perfect.</text:span></text:p>
      <text:p text:style-name="P78"><text:span text:style-name="T277"/></text:p>
      <text:p text:style-name="P79"><text:span text:style-name="T384">○ </text:span><text:span text:style-name="T385">Expression</text:span><text:span text:style-name="T377"> </text:span><text:span text:style-name="T384">○ ○ ○</text:span><text:span text:style-name="T378"> ►</text:span><text:span text:style-name="T270"> </text:span><text:span text:style-name="T292">You’re creating, </text:span><text:span text:style-name="T293">interpreting,</text:span><text:span text:style-name="T292"> or performing </text:span><text:span text:style-name="T296">representations of emotion or intellect</text:span><text:span text:style-name="T295">.</text:span></text:p>
      <text:p text:style-name="P35"/>
      <text:p text:style-name="P33"><text:span text:style-name="T376">○ </text:span><text:span text:style-name="T383">Operation</text:span><text:span text:style-name="T377"> </text:span><text:span text:style-name="T376">○ ○ ○</text:span><text:span text:style-name="T378"> ►</text:span><text:span text:style-name="T269"> </text:span><text:span text:style-name="T289">R</text:span><text:span text:style-name="T280">un</text:span><text:span text:style-name="T282">ning</text:span><text:span text:style-name="T280">, pilot</text:span><text:span text:style-name="T282">ing</text:span><text:span text:style-name="T280">, or command</text:span><text:span text:style-name="T282">ing</text:span><text:span text:style-name="T280"> subtle or intricate </text:span><text:span text:style-name="T284">mechanisms</text:span><text:span text:style-name="T280"> to reap maximum performance.</text:span></text:p>
      <text:p text:style-name="P31"/>
      <text:p text:style-name="P32"><text:span text:style-name="T1">○ </text:span><text:span text:style-name="T3">Administration </text:span><text:span text:style-name="T1">○ ○ ○</text:span><text:span text:style-name="T2"> ►</text:span><text:span text:style-name="T392"> Wrangling and managing minutiae—nothing slips through the cracks.</text:span></text:p>
      <text:p text:style-name="P68"/>
      <text:p text:style-name="P25"><text:span text:style-name="T100">○ </text:span><text:span text:style-name="T102">Nurturing</text:span><text:span text:style-name="T103"> </text:span><text:span text:style-name="T100">○ ○ ○ ►</text:span><text:span text:style-name="T104"> </text:span><text:span text:style-name="T134">P</text:span><text:span text:style-name="T116">rovid</text:span><text:span text:style-name="T121">ing</text:span><text:span text:style-name="T116"> just the right</text:span><text:span text:style-name="T115"> </text:span><text:span text:style-name="T119">encouragement, </text:span><text:span text:style-name="T115">support, </text:span><text:span text:style-name="T135">shelter</text:span><text:span text:style-name="T115">, or kick in the ass.</text:span></text:p>
      <text:p text:style-name="P18"/>
      <text:p text:style-name="P33"><text:span text:style-name="T378">○ </text:span><text:span text:style-name="T382">Fighting</text:span><text:span text:style-name="T377"> </text:span><text:span text:style-name="T378">○ ○ ○ ►</text:span><text:span text:style-name="T270"> </text:span><text:span text:style-name="T290">C</text:span><text:span text:style-name="T286">oordinating, </text:span><text:span text:style-name="T285">applying, and resisting purposeful </text:span><text:span text:style-name="T287">violence or force with </text:span><text:span text:style-name="T288">scary familiarity.</text:span></text:p>
      <text:p text:style-name="P19"/>
      <text:p text:style-name="P33"><text:span text:style-name="T378">○ </text:span><text:span text:style-name="T379">Athletics</text:span><text:span text:style-name="T377"> </text:span><text:span text:style-name="T378">○ ○ ○ ►</text:span><text:span text:style-name="T270"> </text:span><text:span text:style-name="T290">P</text:span><text:span text:style-name="T271">ush</text:span><text:span text:style-name="T283">ing</text:span><text:span text:style-name="T271"> yourself to the limit as you exert your body.</text:span></text:p>
      <text:p text:style-name="P34"/>
      <text:p text:style-name="P36"><text:span text:style-name="T378">○ </text:span><text:span text:style-name="T380">Research </text:span><text:span text:style-name="T378">○ ○ ○ ►</text:span><text:span text:style-name="T254"> </text:span><text:span text:style-name="T268">D</text:span><text:span text:style-name="T258">iscover</text:span><text:span text:style-name="T260">ing</text:span><text:span text:style-name="T258">, </text:span><text:span text:style-name="T257">examin</text:span><text:span text:style-name="T260">ing</text:span><text:span text:style-name="T256">, </text:span><text:span text:style-name="T257">and analyz</text:span><text:span text:style-name="T260">ing</text:span><text:span text:style-name="T257"> </text:span><text:span text:style-name="T256">knowledge </text:span><text:span text:style-name="T259">that others would overlook.</text:span></text:p>
      <text:p text:style-name="P20"/>
      <text:p text:style-name="P13"><text:span text:style-name="T270">○ </text:span><text:span text:style-name="T281">Engineering</text:span><text:span text:style-name="T272"> </text:span><text:span text:style-name="T270">○ ○ ○ ►</text:span><text:span text:style-name="T254"> </text:span><text:span text:style-name="T268">A</text:span><text:span text:style-name="T314">pply</text:span><text:span text:style-name="T316">ing</text:span><text:span text:style-name="T314"> knowledge and artifice to synthesize </text:span><text:span text:style-name="T339">novel</text:span><text:span text:style-name="T317"> </text:span><text:span text:style-name="T314">techniques </text:span><text:span text:style-name="T315">and</text:span><text:span text:style-name="T314"> artifacts.</text:span></text:p>
      <text:p text:style-name="P56"/>
      <text:p text:style-name="P14"><text:span text:style-name="T365">○ </text:span><text:span text:style-name="T371">Relations</text:span><text:span text:style-name="T366"> </text:span><text:span text:style-name="T365">○ ○ ○ ►</text:span><text:span text:style-name="T299"> </text:span><text:span text:style-name="T361">M</text:span><text:span text:style-name="T346">anipulating</text:span><text:span text:style-name="T309">,</text:span><text:span text:style-name="T318"> </text:span><text:span text:style-name="T320">negotiating, </text:span><text:span text:style-name="T345">or navigating</text:span><text:span text:style-name="T309"> </text:span><text:span text:style-name="T347">some kind of relationship</text:span><text:span text:style-name="T311"> </text:span><text:span text:style-name="T309">with </text:span><text:span text:style-name="T350">deep </text:span><text:span text:style-name="T348">empathy</text:span><text:span text:style-name="T312"> </text:span><text:span text:style-name="T309">and </text:span><text:span text:style-name="T349">insight</text:span><text:span text:style-name="T309">—</text:span><text:span text:style-name="T332">we</text:span><text:span text:style-name="T331"> get it, you fuck.</text:span></text:p>
      <text:p text:style-name="P56"/>
      <text:p text:style-name="P12"><text:span text:style-name="T365">○ </text:span><text:span text:style-name="T369">Shady Shit </text:span><text:span text:style-name="T365">○ ○ ○ ►</text:span><text:span text:style-name="T299"> </text:span><text:span text:style-name="T361">P</text:span><text:span text:style-name="T305">ractic</text:span><text:span text:style-name="T318">ing</text:span><text:span text:style-name="T305"> the </text:span><text:span text:style-name="T320">secret</text:span><text:span text:style-name="T313"> </text:span><text:span text:style-name="T305">tricks of the trade for those who </text:span><text:span text:style-name="T306">lurk </text:span><text:span text:style-name="T310">beyond the edge of polite society</text:span><text:span text:style-name="T305">.</text:span></text:p>
      <text:p text:style-name="P57"/>
      <text:p text:style-name="P15"><text:span text:style-name="T365">○ </text:span><text:span text:style-name="T374">🗣</text:span><text:span text:style-name="T370">Spooky </text:span><text:span text:style-name="T369">Shit </text:span><text:span text:style-name="T365">○ ○ ○ ►</text:span><text:span text:style-name="T299"> </text:span><text:span text:style-name="T361">I</text:span><text:span text:style-name="T319">nteracting with the weird, esoteric, and uncanny on its own terms—</text:span><text:span text:style-name="T362">or at least you think so.</text:span></text:p>
      <text:p text:style-name="P58"/>
      <text:p text:style-name="P17"><text:span text:style-name="T365">○ </text:span><text:span text:style-name="T374">🗣</text:span><text:span text:style-name="T372">Profession</text:span><text:span text:style-name="T373">al Skills</text:span><text:span text:style-name="T366"> </text:span><text:span text:style-name="T365">○ ○ ○ ►</text:span><text:span text:style-name="T299"> </text:span><text:span text:style-name="T361">A</text:span><text:span text:style-name="T333">pplying </text:span><text:span text:style-name="T335">the </text:span><text:span text:style-name="T356">educated</text:span><text:span text:style-name="T338">, </text:span><text:span text:style-name="T354">practiced, or </text:span><text:span text:style-name="T357">specialized</text:span><text:span text:style-name="T338"> </text:span><text:span text:style-name="T334">knowledge and skills </text:span><text:span text:style-name="T335">of </text:span><text:span text:style-name="T354">your</text:span><text:span text:style-name="T337"> </text:span><text:span text:style-name="T359">trade or </text:span><text:span text:style-name="T358">p</text:span><text:span text:style-name="T354">rofession</text:span><text:span text:style-name="T336">.</text:span></text:p>
      <text:p text:style-name="P59"/>
      <text:h text:style-name="P107" text:outline-level="1"><text:span text:style-name="T430">Story</text:span> Moves</text:h>
      <text:p text:style-name="P37"><text:span text:style-name="T299">“</text:span><text:span text:style-name="T340">Someone” means </text:span><text:span text:style-name="T344">a person or </text:span><text:span text:style-name="T340">anything animate. “</text:span><text:span text:style-name="T342">Something” means </text:span><text:span text:style-name="T351">anything</text:span><text:span text:style-name="T343"> </text:span><text:span text:style-name="T342">inanimate.</text:span></text:p>
      <text:p text:style-name="P60"/>
      <text:p text:style-name="P77"><text:span text:style-name="T390">Fuck ‘em up</text:span><text:span text:style-name="T381"> ►</text:span><text:span text:style-name="T261"> </text:span><text:span text:style-name="T262">You want </text:span><text:span text:style-name="T267">someone</text:span><text:span text:style-name="T266"> to </text:span><text:span text:style-name="T389">⌞</text:span><text:span text:style-name="T388">take harm⌝</text:span><text:span text:style-name="T325"> </text:span><text:span text:style-name="T330">and maybe die</text:span><text:span text:style-name="T262">, </text:span><text:span text:style-name="T263">so y</text:span><text:span text:style-name="T255">ou </text:span><text:span text:style-name="T265">make</text:span><text:span text:style-name="T264"> it happen.</text:span></text:p>
      <text:p text:style-name="P61"/>
      <text:p text:style-name="P47"><text:span text:style-name="T391">Compel compliance</text:span><text:span text:style-name="T375"> ► </text:span><text:span text:style-name="T321">You want </text:span><text:span text:style-name="T341">someone</text:span><text:span text:style-name="T321"> </text:span><text:span text:style-name="T326">to </text:span><text:span text:style-name="T321">do </text:span><text:span text:style-name="T329">your will</text:span><text:span text:style-name="T321">, so you </text:span><text:span text:style-name="T328">direct, </text:span><text:span text:style-name="T327">entice, </text:span><text:span text:style-name="T322">coerce, </text:span><text:span text:style-name="T323">or force </text:span><text:span text:style-name="T324">them</text:span><text:span text:style-name="T321">.</text:span></text:p>
      <text:p text:style-name="P22"/>
      <text:p text:style-name="P46"><text:span text:style-name="T95">Make it chooch</text:span><text:span text:style-name="T101"> ►</text:span><text:span text:style-name="T105"> </text:span><text:span text:style-name="T123">You want a </text:span><text:span text:style-name="T118">broken, </text:span><text:span text:style-name="T120">unreliable,</text:span><text:span text:style-name="T118"> </text:span><text:span text:style-name="T117">or unfamiliar </text:span><text:span text:style-name="T129">mechanism or </text:span><text:span text:style-name="T105">artifact </text:span><text:span text:style-name="T125">to</text:span><text:span text:style-name="T105"> do </text:span><text:span text:style-name="T123">something useful</text:span><text:span text:style-name="T105">, </text:span><text:span text:style-name="T123">so you </text:span><text:span text:style-name="T126">roll up your sleeves </text:span><text:span text:style-name="T128">and</text:span><text:span text:style-name="T126"> </text:span><text:span text:style-name="T123">get to </text:span><text:span text:style-name="T124">work</text:span><text:span text:style-name="T127">.</text:span></text:p>
      <text:p text:style-name="P22"/>
      <text:p text:style-name="P26"><text:span text:style-name="T92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62"/>
      <text:p text:style-name="P73"><text:span text:style-name="T96">Get out the way</text:span> ►<text:span text:style-name="T4"> </text:span><text:span text:style-name="T51">You don’t want to </text:span><text:span text:style-name="T89">⌞</text:span><text:span text:style-name="T88">take harm⌝</text:span><text:span text:style-name="T122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23"/>
      <text:p text:style-name="P29"><text:span text:style-name="T97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23"/>
      <text:p text:style-name="P74"><text:span text:style-name="T92">Medic!</text:span> ►<text:span text:style-name="T4"> </text:span><text:span text:style-name="T130">You want to stabilize </text:span><text:span text:style-name="T131">or improve </text:span><text:span text:style-name="T130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63"/>
      <text:p text:style-name="P24"><text:span text:style-name="T92">Scope </text:span><text:span text:style-name="T98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24"/>
      <text:p text:style-name="P27"><text:span text:style-name="T92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21"/>
      <text:p text:style-name="P28"><text:span text:style-name="T99">Schmooze ‘em</text:span><text:span text:style-name="T393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4"/>
      <text:p text:style-name="P45"><text:span text:style-name="T92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43"/>
      <text:p text:style-name="P49"><text:span text:style-name="T151">Go dark</text:span><text:span text:style-name="T222"> ►</text:span><text:span text:style-name="T223"> </text:span><text:span text:style-name="T227">You want to avoid the consequences of discovery or detection, </text:span><text:span text:style-name="T228">so you take precautions or </text:span><text:span text:style-name="T229">special </text:span><text:span text:style-name="T228">care.</text:span></text:p>
      <text:h text:style-name="P108" text:outline-level="1"><text:span text:style-name="T432">Common </text:span>Moves</text:h>
      <text:p text:style-name="P84"><text:span text:style-name="T92">Resist consequences</text:span> ►<text:span text:style-name="T4"> </text:span><text:span text:style-name="T71">If y</text:span><text:span text:style-name="T153">ou don’t like the consequences or complications the GM </text:span><text:span text:style-name="T193">describes</text:span><text:span text:style-name="T153"> </text:span><text:span text:style-name="T159">when you </text:span><text:span text:style-name="T188">get</text:span><text:span text:style-name="T153"> </text:span><text:span text:style-name="T203">🡖🡓</text:span><text:span text:style-name="T154"> </text:span><text:span text:style-name="T166">on a </text:span><text:span text:style-name="T194">⌞</text:span><text:span text:style-name="T166">story move⌝,</text:span><text:span text:style-name="T154"> </text:span><text:span text:style-name="T155">speak up and </text:span><text:span text:style-name="T200">s</text:span><text:span text:style-name="T199">pend 1 Resist</text:span><text:span text:style-name="T165"> to </text:span><text:span text:style-name="T156">insist they invent something less drastic </text:span><text:span text:style-name="T157">instead. </text:span><text:span text:style-name="T158">This isn’t the same as </text:span><text:span text:style-name="T194">⌞</text:span><text:span text:style-name="T149">dispute fiction⌝</text:span><text:span text:style-name="T158">; resist consequences whenever you think it’s </text:span><text:span text:style-name="T161">advantageous</text:span><text:span text:style-name="T158"> </text:span><text:span text:style-name="T160">in-game.</text:span></text:p>
      <text:p text:style-name="P3"/>
      <text:p text:style-name="P85"><text:span text:style-name="T93">Buy </text:span><text:span text:style-name="T92">Resist</text:span> ►<text:span text:style-name="T4"> </text:span><text:span text:style-name="T80">Any time you make a </text:span><text:span text:style-name="T194">⌞</text:span><text:span text:style-name="T132">story move⌝ and</text:span><text:span text:style-name="T80"> </text:span><text:span text:style-name="T244">🡕</text:span><text:span text:style-name="T203">🡒</text:span><text:span text:style-name="T154">, </text:span><text:span text:style-name="T167">you </text:span><text:span text:style-name="T168">can </text:span><text:span text:style-name="T167">announce that you wish to convert it to </text:span><text:span text:style-name="T203">🡖</text:span><text:span text:style-name="T154"> </text:span><text:span text:style-name="T167">and restore 1 Resist.</text:span></text:p>
      <text:p text:style-name="P64"/>
      <text:p text:style-name="P103"><text:span text:style-name="T150">Lead the group</text:span><text:span text:style-name="T395"> ► </text:span><text:span text:style-name="T137">Spend 1 Resist. </text:span><text:span text:style-name="T412">Y</text:span><text:span text:style-name="T411">ou lead </text:span><text:span text:style-name="T413">others </text:span><text:span text:style-name="T411">in a </text:span><text:span text:style-name="T215">⌞</text:span><text:span text:style-name="T137">story move⌝ </text:span><text:span text:style-name="T139">where you’ll succeed or fail as a group</text:span><text:span text:style-name="T137">. </text:span><text:span text:style-name="T138">You r</text:span><text:span text:style-name="T137">oll the move as normal</text:span><text:span text:style-name="T144"> </text:span><text:span text:style-name="T138">and everyone canonically shares your result</text:span><text:span text:style-name="T137">. </text:span><text:span text:style-name="T143">Before you continue the story, use your result from the story move below:</text:span></text:p>
      <text:p text:style-name="P69"/>
      <text:p text:style-name="P105"><text:span text:style-name="T220">🡕</text:span><text:span text:style-name="T218"> You restore 1 Resist </text:span><text:span text:style-name="T219">and continue the story.</text:span></text:p>
      <text:p text:style-name="P106"><text:span text:style-name="T220">🡒🡖</text:span><text:span text:style-name="T211"> </text:span><text:span text:style-name="T216">E</text:span><text:span text:style-name="T206">veryone else rolls the same story move. </text:span><text:span text:style-name="T207">T</text:span><text:span text:style-name="T206">hey are free to describe </text:span><text:span text:style-name="T207">their actions </text:span><text:span text:style-name="T206">individually, </text:span><text:span text:style-name="T208">along with </text:span><text:span text:style-name="T206">what </text:span><text:span text:style-name="T214">aptitudes</text:span><text:span text:style-name="T206"> they’re </text:span><text:span text:style-name="T214">exercising</text:span><text:span text:style-name="T206">. </text:span><text:span text:style-name="T210">Their results don’t change the </text:span><text:span text:style-name="T217">story</text:span><text:span text:style-name="T210">, but i</text:span><text:span text:style-name="T206">f everyone </text:span><text:span text:style-name="T220">🡕🡒🡖</text:span><text:span text:style-name="T249">,</text:span><text:span text:style-name="T204"> </text:span><text:span text:style-name="T206">you </text:span><text:span text:style-name="T209">restore</text:span><text:span text:style-name="T206"> 1 Resist.</text:span></text:p>
      <text:p text:style-name="P3"/>
      <text:p text:style-name="P3"/>
      <text:p text:style-name="P104"><text:span text:style-name="T92">Take harm</text:span> ► <text:span text:style-name="T81">You take </text:span><text:span text:style-name="T194">⌞</text:span><text:span text:style-name="T133">harm</text:span><text:span text:style-name="T171">⌝</text:span><text:span text:style-name="T81"> when you’re injured or hurt in some way (or if a move says so). </text:span><text:span text:style-name="T169">Unless a move says specifically how much harm </text:span><text:span text:style-name="T172">you take</text:span><text:span text:style-name="T169">, </text:span><text:span text:style-name="T170">use the </text:span><text:span text:style-name="T196">harm scale </text:span><text:span text:style-name="T171">in the Meta playbook.</text:span></text:p>
      <text:p text:style-name="P65"/>
      <text:p text:style-name="P9"><text:span text:style-name="T171">W</text:span><text:span text:style-name="T152">hen you take harm, </text:span><text:span text:style-name="T178">take these steps:</text:span></text:p>
      <text:p text:style-name="P66"/>
      <text:list xml:id="list3092255436" text:style-name="L1">
        <text:list-item>
          <text:p text:style-name="P90"><text:span text:style-name="T152">Make any moves you </text:span><text:span text:style-name="T221">can</text:span><text:span text:style-name="T152"> make.</text:span></text:p>
        </text:list-item>
        <text:list-item>
          <text:p text:style-name="P91"><text:span text:style-name="T152">Make any moves you </text:span><text:span text:style-name="T221">must</text:span><text:span text:style-name="T152"> make.</text:span></text:p>
        </text:list-item>
        <text:list-item>
          <text:p text:style-name="P96"><text:span text:style-name="T178">Decide </text:span><text:span text:style-name="T179">if you have ⌞armor⌝ that </text:span><text:span text:style-name="T180">applies</text:span><text:span text:style-name="T179">.</text:span></text:p>
        </text:list-item>
        <text:list-item>
          <text:p text:style-name="P92"><text:span text:style-name="T174">If </text:span><text:span text:style-name="T181">now </text:span><text:span text:style-name="T191">you take harm</text:span><text:span text:style-name="T182"> </text:span><text:span text:style-name="T174">≤ 0, </text:span><text:span text:style-name="T175">this move is over. </text:span><text:span text:style-name="T183">Otherwise continue.</text:span></text:p>
        </text:list-item>
        <text:list-item>
          <text:p text:style-name="P93"><text:span text:style-name="T175">T</text:span><text:span text:style-name="T152">ell the GM how much harm you’re taking. They’ll roll </text:span><text:span text:style-name="T190">some dice </text:span><text:span text:style-name="T152">and </text:span><text:span text:style-name="T184">say </text:span><text:span text:style-name="T152">if </text:span><text:span text:style-name="T185">anything changes.</text:span></text:p>
        </text:list-item>
        <text:list-item>
          <text:p text:style-name="P97">Write down any status you may have gotten.</text:p>
        </text:list-item>
        <text:list-item>
          <text:p text:style-name="P97">Lose 1 health for each harm.</text:p>
        </text:list-item>
        <text:list-item>
          <text:p text:style-name="P94"><text:span text:style-name="T152">If you have 0 health, ⌞</text:span><text:span text:style-name="T148">you die⌝</text:span><text:span text:style-name="T152"> </text:span><text:span text:style-name="T187">and this </text:span><text:span text:style-name="T186">move is over.</text:span></text:p>
        </text:list-item>
        <text:list-item>
          <text:p text:style-name="P95"><text:span text:style-name="T152">Make any moves you </text:span><text:span text:style-name="T221">must</text:span><text:span text:style-name="T152"> make when you lose health (vs take harm).</text:span></text:p>
        </text:list-item>
      </text:list>
      <text:p text:style-name="P70"/>
      <text:p text:style-name="P82"><text:span text:style-name="T201">A</text:span><text:span text:style-name="T198">rmor ►</text:span><text:span text:style-name="T152"> Armor is </text:span><text:span text:style-name="T173">worn</text:span><text:span text:style-name="T152"> to protect you from </text:span><text:span text:style-name="T194">⌞</text:span><text:span text:style-name="T152">harm⌝. </text:span><text:span text:style-name="T173">Armor has a rating in the range 1-3. </text:span><text:span text:style-name="T177">If it would make sense for your armor to protect you from the kind of harm you’re taking, reduce the harm by the armor’s rating.</text:span></text:p>
      <text:p text:style-name="P71"/>
      <text:p text:style-name="P42"><text:span text:style-name="T174">When determining the rating of armor, look at the </text:span><text:span text:style-name="T195">harm </text:span><text:span text:style-name="T174">scale and decide what </text:span><text:span text:style-name="T192">severity</text:span><text:span text:style-name="T176"> </text:span><text:span text:style-name="T174">of injury the armor would protect you from.</text:span></text:p>
      <text:p text:style-name="P48"/>
      <text:p text:style-name="P86"><text:span text:style-name="T92">You die</text:span> ► <text:span text:style-name="T4">You’ve lost your last </text:span><text:span text:style-name="T194">⌞</text:span><text:span text:style-name="T4">health⌝ or a move says </text:span><text:span text:style-name="T114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9"/>
      <text:p text:style-name="P88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215">⌞</text:span><text:span text:style-name="T4">status⌝ of the GM’s choice. </text:span><text:span text:style-name="T16">Explain what happened </text:span><text:span text:style-name="T18">to the group.</text:span></text:p>
      <text:p text:style-name="P54"/>
      <text:p text:style-name="P4"/>
      <text:p text:style-name="P50"><text:span text:style-name="T94">Earn </text:span><text:span text:style-name="T92">XP</text:span> ►<text:span text:style-name="T4"> </text:span><text:span text:style-name="T26">When you finish a play session</text:span><text:span text:style-name="T396">, </text:span><text:span text:style-name="T397">it’s time to </text:span><text:span text:style-name="T405">decide</text:span><text:span text:style-name="T397"> what ⌞XP⌝ you’ve earned</text:span><text:span text:style-name="T403">. </text:span><text:span text:style-name="T397">Talk as a group about this: maybe they remember something you forgot. </text:span><text:span text:style-name="T398">Ultimately, though, it’s up to you.</text:span></text:p>
      <text:p text:style-name="P80"/>
      <text:p text:style-name="P6"><text:span text:style-name="T398">Y</text:span><text:span text:style-name="T395">ou get 1 XP for each item </text:span><text:span text:style-name="T408">below that</text:span><text:span text:style-name="T395"> you </text:span><text:span text:style-name="T404">(not the GM) </text:span><text:span text:style-name="T395">think is true for this play session. </text:span><text:span text:style-name="T409">Y</text:span><text:span text:style-name="T408">ou can only take </text:span><text:span text:style-name="T409">each item </text:span><text:span text:style-name="T408">once, even if you did the thing multiple times in the session.</text:span></text:p>
      <text:p text:style-name="P81"/>
      <text:list xml:id="list2933924489" text:style-name="L2">
        <text:list-item>
          <text:p text:style-name="P102"><text:span text:style-name="T414">A</text:span><text:span text:style-name="T395">t no point did </text:span><text:span text:style-name="T91">⌞you die⌝</text:span><text:span text:style-name="T136">.</text:span></text:p>
        </text:list-item>
        <text:list-item>
          <text:p text:style-name="P98"><text:span text:style-name="T414">Y</text:span><text:span text:style-name="T395">ou made a particularly badass </text:span><text:span text:style-name="T417">or clutch</text:span><text:span text:style-name="T395"> </text:span><text:span text:style-name="T136">⌞</text:span><text:span text:style-name="T141">story move⌝</text:span><text:span text:style-name="T395"> that </text:span><text:span text:style-name="T402">reinforced your</text:span><text:span text:style-name="T399"> Concept.</text:span></text:p>
        </text:list-item>
        <text:list-item>
          <text:p text:style-name="P99"><text:span text:style-name="T414">Y</text:span><text:span text:style-name="T395">ou </text:span><text:span text:style-name="T401">suffered</text:span><text:span text:style-name="T395"> a particularly painful (or hilarious) blunder </text:span><text:span text:style-name="T406">as a result of</text:span><text:span text:style-name="T395"> </text:span><text:span text:style-name="T400">playing to your Concept—</text:span><text:span text:style-name="T415">this </text:span><text:span text:style-name="T145">doesn’t</text:span><text:span text:style-name="T415"> have to be a </text:span><text:span text:style-name="T416">failed roll.</text:span></text:p>
        </text:list-item>
        <text:list-item>
          <text:p text:style-name="P100"><text:span text:style-name="T414">Y</text:span><text:span text:style-name="T395">ou </text:span><text:span text:style-name="T407">made </text:span><text:span text:style-name="T424">a </text:span><text:span text:style-name="T142">⌞</text:span><text:span text:style-name="T140">story move⌝ </text:span><text:span text:style-name="T407">to pursue</text:span><text:span text:style-name="T395"> </text:span><text:span text:style-name="T410">a </text:span><text:span text:style-name="T395">Drive.</text:span></text:p>
        </text:list-item>
        <text:list-item>
          <text:p text:style-name="P101"><text:span text:style-name="T395">You offer the GM </text:span><text:span text:style-name="T420">honest-</text:span><text:span text:style-name="T419">but-</text:span><text:span text:style-name="T421">g</text:span><text:span text:style-name="T395">entle constructive </text:span><text:span text:style-name="T423">feedback </text:span><text:span text:style-name="T395">when the</text:span><text:span text:style-name="T418">y do </text:span><text:span text:style-name="T422">GM </text:span><text:span text:style-name="T395">XP.</text:span></text:p>
        </text:list-item>
      </text:list>
      <text:p text:style-name="P5"/>
      <text:p text:style-name="P87"><text:span text:style-name="T94">Level up</text:span><text:span text:style-name="T429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24">ill </text:span><text:span text:style-name="T237">a </text:span><text:span text:style-name="T225">○ </text:span><text:span text:style-name="T230">in your playbook—</text:span><text:span text:style-name="T233">y</text:span><text:span text:style-name="T226">ou must fulfill all other criteria to buy the item.</text:span><text:span text:style-name="T189"> </text:span><text:span text:style-name="T202">🗣 </text:span><text:span text:style-name="T241">Instead</text:span><text:span text:style-name="T231"> of </text:span><text:span text:style-name="T235">buy</text:span><text:span text:style-name="T236">ing </text:span><text:span text:style-name="T232">a </text:span><text:span text:style-name="T225">○</text:span><text:span text:style-name="T231">, </text:span><text:span text:style-name="T234">the GM </text:span><text:span text:style-name="T238">might let you buy </text:span><text:span text:style-name="T239">or remove a permanent </text:span><text:span text:style-name="T215">⌞</text:span><text:span text:style-name="T239">status⌝</text:span><text:span text:style-name="T240">. </text:span><text:span text:style-name="T243">You </text:span><text:span text:style-name="T242">probably </text:span><text:span text:style-name="T243">can’t </text:span><text:span text:style-name="T242">buy a </text:span><text:span text:style-name="T205">△, </text:span><text:span text:style-name="T212">but you could ask </text:span><text:span text:style-name="T213">anyway.</text:span></text:p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9T15:07:24.780648619</dc:date>
    <meta:editing-duration>P11DT5H18M12S</meta:editing-duration>
    <meta:editing-cycles>3429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1" meta:word-count="1402" meta:character-count="7486" meta:non-whitespace-character-count="6171"/>
  </office:meta>
</office:document-meta>
</file>